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2pt" fo:font-weight="bold" officeooo:rsid="0009bbdd" officeooo:paragraph-rsid="0009bbd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a0b59" officeooo:paragraph-rsid="0009bbdd" style:font-weight-asian="bold" style:font-weight-complex="bold"/>
    </style:style>
    <style:style style:name="P3" style:family="paragraph" style:parent-style-name="Standard">
      <style:text-properties style:font-name="Arial" officeooo:rsid="0009bbdd" officeooo:paragraph-rsid="0009bbdd"/>
    </style:style>
    <style:style style:name="P4" style:family="paragraph" style:parent-style-name="Standard">
      <style:text-properties style:font-name="Arial" fo:font-weight="bold" officeooo:rsid="0009bbdd" officeooo:paragraph-rsid="0009bbdd" style:font-weight-asian="bold" style:font-weight-complex="bold"/>
    </style:style>
    <style:style style:name="P5" style:family="paragraph" style:parent-style-name="Standard">
      <style:text-properties style:font-name="Arial" officeooo:rsid="002e6bf8" officeooo:paragraph-rsid="002e6bf8"/>
    </style:style>
    <style:style style:name="P6" style:family="paragraph" style:parent-style-name="Standard">
      <style:text-properties style:font-name="Arial" officeooo:rsid="0009bbdd" officeooo:paragraph-rsid="002e6bf8"/>
    </style:style>
    <style:style style:name="P7" style:family="paragraph" style:parent-style-name="Standard">
      <style:text-properties style:font-name="Arial" officeooo:rsid="0009bbdd" officeooo:paragraph-rsid="001a0b59"/>
    </style:style>
    <style:style style:name="P8" style:family="paragraph" style:parent-style-name="Standard">
      <style:text-properties style:font-name="Arial" officeooo:rsid="00262435" officeooo:paragraph-rsid="002728f4"/>
    </style:style>
    <style:style style:name="P9" style:family="paragraph">
      <style:paragraph-properties fo:text-align="center" style:writing-mode="lr-tb"/>
      <style:text-properties fo:font-size="12pt"/>
    </style:style>
    <style:style style:name="P10" style:family="paragraph">
      <style:paragraph-properties fo:text-align="end" style:writing-mode="lr-tb"/>
      <style:text-properties fo:font-size="12pt"/>
    </style:style>
    <style:style style:name="P11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12" style:family="paragraph">
      <style:paragraph-properties fo:text-align="center"/>
      <style:text-properties fo:font-size="12pt"/>
    </style:style>
    <style:style style:name="P13" style:family="paragraph" style:parent-style-name="Standard">
      <style:text-properties style:font-name="Arial" officeooo:rsid="002728f4" officeooo:paragraph-rsid="002728f4"/>
    </style:style>
    <style:style style:name="P14" style:family="paragraph" style:parent-style-name="Standard">
      <style:text-properties style:font-name="Arial" fo:font-weight="bold" officeooo:rsid="0013a931" officeooo:paragraph-rsid="0013a931" style:font-weight-asian="bold" style:font-weight-complex="bold"/>
    </style:style>
    <style:style style:name="P15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solid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style:paragraph-properties fo:text-align="center"/>
    </style:style>
    <style:style style:name="P18" style:family="paragraph" style:parent-style-name="Standard">
      <style:paragraph-properties fo:break-before="page"/>
      <style:text-properties style:font-name="Arial" fo:font-weight="bold" officeooo:rsid="0013a931" officeooo:paragraph-rsid="0013a931" style:font-weight-asian="bold" style:font-weight-complex="bold"/>
    </style:style>
    <style:style style:name="P19" style:family="paragraph" style:parent-style-name="Standard">
      <style:text-properties style:font-name="Arial" officeooo:rsid="0009bbdd" officeooo:paragraph-rsid="0009bbdd" fo:background-color="#ffd7d7"/>
    </style:style>
    <style:style style:name="P20" style:family="paragraph" style:parent-style-name="Standard">
      <style:text-properties style:font-name="Arial" fo:font-weight="normal" officeooo:rsid="001a8741" officeooo:paragraph-rsid="001a8741" fo:background-color="#ffff00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0d8268" officeooo:paragraph-rsid="002a401f" fo:background-color="#ffff00" style:font-weight-asian="normal" style:font-weight-complex="normal"/>
    </style:style>
    <style:style style:name="P22" style:family="paragraph" style:parent-style-name="Standard">
      <style:text-properties style:font-name="Arial" fo:font-weight="normal" officeooo:rsid="000d8268" officeooo:paragraph-rsid="002a401f" fo:background-color="#dee6ef" style:font-weight-asian="normal" style:font-weight-complex="normal"/>
    </style:style>
    <style:style style:name="P23" style:family="paragraph" style:parent-style-name="Standard">
      <style:text-properties style:font-name="Arial" fo:font-weight="normal" officeooo:rsid="000d8268" officeooo:paragraph-rsid="000d8268" style:font-weight-asian="normal" style:font-weight-complex="normal"/>
    </style:style>
    <style:style style:name="P24" style:family="paragraph" style:parent-style-name="Standard">
      <style:text-properties style:font-name="Arial" fo:font-weight="normal" officeooo:rsid="001a8741" officeooo:paragraph-rsid="001a8741" fo:background-color="#afd095" style:font-weight-asian="normal" style:font-weight-complex="normal"/>
    </style:style>
    <style:style style:name="P25" style:family="paragraph" style:parent-style-name="Standard">
      <style:text-properties style:font-name="Arial" fo:font-weight="normal" officeooo:rsid="004585c5" officeooo:paragraph-rsid="004585c5" fo:background-color="#ffff00" style:font-weight-asian="normal" style:font-weight-complex="normal"/>
    </style:style>
    <style:style style:name="P26" style:family="paragraph" style:parent-style-name="Standard">
      <style:text-properties style:font-name="Arial" fo:font-weight="normal" officeooo:rsid="001a8741" officeooo:paragraph-rsid="0009bbdd" fo:background-color="#ffff00" style:font-weight-asian="normal" style:font-weight-complex="normal"/>
    </style:style>
    <style:style style:name="P27" style:family="paragraph" style:parent-style-name="Standard">
      <style:text-properties style:font-name="Arial" fo:font-weight="normal" officeooo:rsid="000d8268" officeooo:paragraph-rsid="004585c5" fo:background-color="#ffff00" style:font-weight-asian="normal" style:font-weight-complex="normal"/>
    </style:style>
    <style:style style:name="P28" style:family="paragraph" style:parent-style-name="Standard">
      <style:text-properties style:font-name="Arial" fo:font-weight="normal" officeooo:rsid="004585c5" officeooo:paragraph-rsid="004585c5" fo:background-color="#dee6ef" style:font-weight-asian="normal" style:font-weight-complex="normal"/>
    </style:style>
    <style:style style:name="P29" style:family="paragraph" style:parent-style-name="Standard">
      <style:text-properties style:font-name="Arial" fo:font-weight="normal" officeooo:rsid="004a6fe9" officeooo:paragraph-rsid="004a6fe9" fo:background-color="#dee6ef" style:font-weight-asian="normal" style:font-weight-complex="normal"/>
    </style:style>
    <style:style style:name="P30" style:family="paragraph" style:parent-style-name="Standard">
      <style:text-properties style:font-name="Arial" fo:font-weight="normal" officeooo:rsid="001a8741" officeooo:paragraph-rsid="004585c5" fo:background-color="#ffff00" style:font-weight-asian="normal" style:font-weight-complex="normal"/>
    </style:style>
    <style:style style:name="P31" style:family="paragraph" style:parent-style-name="Standard">
      <style:text-properties style:font-name="Arial" fo:font-weight="normal" officeooo:rsid="001a8741" officeooo:paragraph-rsid="004585c5" fo:background-color="#afd095" style:font-weight-asian="normal" style:font-weight-complex="normal"/>
    </style:style>
    <style:style style:name="P32" style:family="paragraph" style:parent-style-name="Standard">
      <style:text-properties fo:background-color="#ffff00"/>
    </style:style>
    <style:style style:name="P33" style:family="paragraph" style:parent-style-name="Standard">
      <style:text-properties officeooo:paragraph-rsid="00474d9b" fo:background-color="#ffff00"/>
    </style:style>
    <style:style style:name="P34" style:family="paragraph" style:parent-style-name="Standard">
      <style:text-properties style:font-name="Arial" fo:font-weight="normal" officeooo:rsid="001a8741" officeooo:paragraph-rsid="004a6fe9" fo:background-color="#afd095" style:font-weight-asian="normal" style:font-weight-complex="normal"/>
    </style:style>
    <style:style style:name="P35" style:family="paragraph" style:parent-style-name="Standard">
      <style:text-properties style:font-name="Arial" fo:font-weight="normal" officeooo:rsid="004585c5" officeooo:paragraph-rsid="004a6fe9" fo:background-color="#afd095" style:font-weight-asian="normal" style:font-weight-complex="normal"/>
    </style:style>
    <style:style style:name="P36" style:family="paragraph" style:parent-style-name="Standard">
      <style:text-properties style:font-name="Arial" fo:font-weight="normal" officeooo:rsid="00474d9b" officeooo:paragraph-rsid="00474d9b" fo:background-color="#ffff00" style:font-weight-asian="normal" style:font-weight-complex="normal"/>
    </style:style>
    <style:style style:name="P37" style:family="paragraph" style:parent-style-name="Standard">
      <style:text-properties style:font-name="Arial" fo:font-weight="normal" officeooo:rsid="000f5a90" officeooo:paragraph-rsid="000f5a90" style:font-weight-asian="normal" style:font-weight-complex="normal"/>
    </style:style>
    <style:style style:name="P38" style:family="paragraph" style:parent-style-name="Standard">
      <style:text-properties style:font-name="Arial" fo:font-weight="normal" officeooo:rsid="0053578a" officeooo:paragraph-rsid="0053578a" fo:background-color="#ffff00" style:font-weight-asian="normal" style:font-weight-complex="normal"/>
    </style:style>
    <style:style style:name="P39" style:family="paragraph" style:parent-style-name="Standard">
      <style:text-properties style:font-name="Arial" fo:font-weight="normal" officeooo:rsid="001c577c" officeooo:paragraph-rsid="00474d9b" fo:background-color="#ffd7d7" style:font-weight-asian="normal" style:font-weight-complex="normal"/>
    </style:style>
    <style:style style:name="P40" style:family="paragraph" style:parent-style-name="Standard">
      <style:text-properties style:font-name="Arial" fo:font-weight="normal" officeooo:rsid="001c577c" officeooo:paragraph-rsid="001c577c" fo:background-color="#ffd7d7" style:font-weight-asian="normal" style:font-weight-complex="normal"/>
    </style:style>
    <style:style style:name="P41" style:family="paragraph" style:parent-style-name="Standard">
      <style:text-properties style:font-name="Arial" fo:font-weight="normal" officeooo:rsid="0036dff2" officeooo:paragraph-rsid="0036dff2" style:font-weight-asian="normal" style:font-weight-complex="normal"/>
    </style:style>
    <style:style style:name="P42" style:family="paragraph" style:parent-style-name="Standard">
      <style:text-properties style:font-name="Arial" fo:font-weight="normal" officeooo:rsid="0009bbdd" officeooo:paragraph-rsid="000f5a90" style:font-weight-asian="normal" style:font-weight-complex="normal"/>
    </style:style>
    <style:style style:name="P43" style:family="paragraph" style:parent-style-name="Standard">
      <style:text-properties style:font-name="Arial" fo:font-weight="normal" officeooo:rsid="002b73ea" officeooo:paragraph-rsid="002b73ea" style:font-weight-asian="normal" style:font-weight-complex="normal"/>
    </style:style>
    <style:style style:name="P44" style:family="paragraph" style:parent-style-name="Standard">
      <style:text-properties style:font-name="Arial" fo:font-weight="normal" officeooo:rsid="002b73ea" officeooo:paragraph-rsid="002b73ea" fo:background-color="#dee6ef" style:font-weight-asian="normal" style:font-weight-complex="normal"/>
    </style:style>
    <style:style style:name="P45" style:family="paragraph" style:parent-style-name="Standard">
      <style:text-properties style:font-name="Arial" fo:font-weight="normal" officeooo:rsid="002b73ea" officeooo:paragraph-rsid="002b73ea" fo:background-color="#ffff00" style:font-weight-asian="normal" style:font-weight-complex="normal"/>
    </style:style>
    <style:style style:name="P46" style:family="paragraph" style:parent-style-name="Standard">
      <style:text-properties style:font-name="Arial" fo:font-weight="normal" officeooo:rsid="002b73ea" officeooo:paragraph-rsid="002b73ea" fo:background-color="#afd095" style:font-weight-asian="normal" style:font-weight-complex="normal"/>
    </style:style>
    <style:style style:name="P47" style:family="paragraph" style:parent-style-name="Standard">
      <style:text-properties style:font-name="Arial" fo:font-weight="normal" officeooo:rsid="002b73ea" officeooo:paragraph-rsid="002b73ea" fo:background-color="#ffd7d7" style:font-weight-asian="normal" style:font-weight-complex="normal"/>
    </style:style>
    <style:style style:name="P48" style:family="paragraph" style:parent-style-name="Standard">
      <style:text-properties style:font-name="Arial" fo:font-weight="normal" officeooo:rsid="002cb8a5" officeooo:paragraph-rsid="002cb8a5" style:font-weight-asian="normal" style:font-weight-complex="normal"/>
    </style:style>
    <style:style style:name="P49" style:family="paragraph" style:parent-style-name="Standard">
      <style:text-properties style:font-name="Arial" fo:font-weight="normal" officeooo:rsid="0053578a" officeooo:paragraph-rsid="0053578a" style:font-weight-asian="normal" style:font-weight-complex="normal"/>
    </style:style>
    <style:style style:name="P50" style:family="paragraph" style:parent-style-name="Standard">
      <style:text-properties style:font-name="Arial" fo:font-weight="normal" officeooo:rsid="004b5078" officeooo:paragraph-rsid="004b5078" style:font-weight-asian="normal" style:font-weight-complex="normal"/>
    </style:style>
    <style:style style:name="P51" style:family="paragraph" style:parent-style-name="Standard">
      <style:text-properties style:font-name="Arial" fo:font-weight="normal" officeooo:rsid="004a6fe9" officeooo:paragraph-rsid="004a6fe9" style:font-weight-asian="normal" style:font-weight-complex="normal"/>
    </style:style>
    <style:style style:name="P52" style:family="paragraph" style:parent-style-name="Standard">
      <style:text-properties style:font-name="Arial" fo:font-weight="normal" officeooo:rsid="0036dff2" officeooo:paragraph-rsid="004a6fe9" style:font-weight-asian="normal" style:font-weight-complex="normal"/>
    </style:style>
    <style:style style:name="P53" style:family="paragraph" style:parent-style-name="Standard">
      <style:text-properties style:font-name="Arial" fo:font-weight="normal" officeooo:rsid="00374a93" officeooo:paragraph-rsid="00374a93" style:font-weight-asian="normal" style:font-weight-complex="normal"/>
    </style:style>
    <style:style style:name="P54" style:family="paragraph" style:parent-style-name="Standard">
      <style:text-properties style:font-name="Arial" fo:font-weight="normal" officeooo:rsid="00409675" officeooo:paragraph-rsid="00409675" style:font-weight-asian="normal" style:font-weight-complex="normal"/>
    </style:style>
    <style:style style:name="P55" style:family="paragraph" style:parent-style-name="Standard">
      <style:text-properties style:font-name="Arial" fo:font-weight="normal" officeooo:rsid="004277fc" officeooo:paragraph-rsid="004277fc" style:font-weight-asian="normal" style:font-weight-complex="normal"/>
    </style:style>
    <style:style style:name="P56" style:family="paragraph" style:parent-style-name="Standard">
      <style:paragraph-properties fo:break-before="page"/>
      <style:text-properties style:font-name="Arial" fo:font-weight="bold" officeooo:rsid="0013a931" officeooo:paragraph-rsid="0028ef25" style:font-weight-asian="bold" style:font-weight-complex="bold"/>
    </style:style>
    <style:style style:name="P57" style:family="paragraph" style:parent-style-name="Standard">
      <style:text-properties style:font-name="Arial" officeooo:rsid="0009bbdd" officeooo:paragraph-rsid="0028ef25"/>
    </style:style>
    <style:style style:name="P58" style:family="paragraph" style:parent-style-name="Standard">
      <style:text-properties style:font-name="Arial" officeooo:rsid="0009bbdd" officeooo:paragraph-rsid="0028ef25" fo:background-color="#ffd7d7"/>
    </style:style>
    <style:style style:name="P59" style:family="paragraph" style:parent-style-name="Standard">
      <style:text-properties style:font-name="Arial" fo:font-weight="bold" officeooo:rsid="0009bbdd" officeooo:paragraph-rsid="0028ef25" style:font-weight-asian="bold" style:font-weight-complex="bold"/>
    </style:style>
    <style:style style:name="P60" style:family="paragraph" style:parent-style-name="Standard">
      <style:text-properties style:font-name="Arial" fo:font-weight="normal" officeooo:rsid="001a8741" officeooo:paragraph-rsid="004b5078" fo:background-color="#ffff00" style:font-weight-asian="normal" style:font-weight-complex="normal"/>
    </style:style>
    <style:style style:name="P61" style:family="paragraph" style:parent-style-name="Standard">
      <style:text-properties style:font-name="Arial" fo:font-weight="normal" officeooo:rsid="000d8268" officeooo:paragraph-rsid="004b5078" fo:background-color="#ffff00" style:font-weight-asian="normal" style:font-weight-complex="normal"/>
    </style:style>
    <style:style style:name="P62" style:family="paragraph" style:parent-style-name="Standard">
      <style:text-properties style:font-name="Arial" fo:font-weight="normal" officeooo:rsid="000d8268" officeooo:paragraph-rsid="0028ef25" style:font-weight-asian="normal" style:font-weight-complex="normal"/>
    </style:style>
    <style:style style:name="P63" style:family="paragraph" style:parent-style-name="Standard">
      <style:text-properties style:font-name="Arial" fo:font-weight="normal" officeooo:rsid="001a8741" officeooo:paragraph-rsid="004b5078" fo:background-color="#afd095" style:font-weight-asian="normal" style:font-weight-complex="normal"/>
    </style:style>
    <style:style style:name="P64" style:family="paragraph" style:parent-style-name="Standard">
      <style:text-properties style:font-name="Arial" fo:font-weight="normal" officeooo:rsid="004585c5" officeooo:paragraph-rsid="004b5078" fo:background-color="#ffff00" style:font-weight-asian="normal" style:font-weight-complex="normal"/>
    </style:style>
    <style:style style:name="P65" style:family="paragraph" style:parent-style-name="Standard">
      <style:text-properties style:font-name="Arial" fo:font-weight="normal" officeooo:rsid="004b5078" officeooo:paragraph-rsid="004b5078" fo:background-color="#dee6ef" style:font-weight-asian="normal" style:font-weight-complex="normal"/>
    </style:style>
    <style:style style:name="P66" style:family="paragraph" style:parent-style-name="Standard">
      <style:text-properties fo:color="#000000" loext:opacity="100%" style:font-name="Arial" fo:font-weight="normal" officeooo:rsid="002a401f" officeooo:paragraph-rsid="004b5078" fo:background-color="#ffff00" style:font-weight-asian="normal" style:font-weight-complex="normal"/>
    </style:style>
    <style:style style:name="P67" style:family="paragraph" style:parent-style-name="Standard">
      <style:text-properties style:font-name="Arial" fo:font-weight="normal" officeooo:rsid="002a401f" officeooo:paragraph-rsid="004b5078" fo:background-color="#ffff00" style:font-weight-asian="normal" style:font-weight-complex="normal"/>
    </style:style>
    <style:style style:name="P68" style:family="paragraph" style:parent-style-name="Standard">
      <style:text-properties style:font-name="Arial" fo:font-weight="normal" officeooo:rsid="004d4b3a" officeooo:paragraph-rsid="004d4b3a" fo:background-color="#dee6ef" style:font-weight-asian="normal" style:font-weight-complex="normal"/>
    </style:style>
    <style:style style:name="P69" style:family="paragraph" style:parent-style-name="Standard">
      <style:text-properties style:font-name="Arial" fo:font-weight="normal" officeooo:rsid="002a401f" officeooo:paragraph-rsid="004d4b3a" fo:background-color="#ffff00" style:font-weight-asian="normal" style:font-weight-complex="normal"/>
    </style:style>
    <style:style style:name="P70" style:family="paragraph" style:parent-style-name="Standard">
      <style:text-properties style:font-name="Arial" fo:font-weight="normal" officeooo:rsid="004d4b3a" officeooo:paragraph-rsid="004d4b3a" style:font-weight-asian="normal" style:font-weight-complex="normal"/>
    </style:style>
    <style:style style:name="P71" style:family="paragraph" style:parent-style-name="Standard">
      <style:text-properties style:font-name="Arial" fo:font-weight="normal" officeooo:rsid="001a8741" officeooo:paragraph-rsid="004d4b3a" fo:background-color="#ffff00" style:font-weight-asian="normal" style:font-weight-complex="normal"/>
    </style:style>
    <style:style style:name="P72" style:family="paragraph" style:parent-style-name="Standard">
      <style:text-properties style:font-name="Arial" fo:font-weight="normal" officeooo:rsid="004d4b3a" officeooo:paragraph-rsid="004d4b3a" fo:background-color="#afd095" style:font-weight-asian="normal" style:font-weight-complex="normal"/>
    </style:style>
    <style:style style:name="P73" style:family="paragraph" style:parent-style-name="Standard">
      <style:text-properties style:font-name="Arial" fo:font-weight="normal" officeooo:rsid="004585c5" officeooo:paragraph-rsid="004d4b3a" fo:background-color="#ffff00" style:font-weight-asian="normal" style:font-weight-complex="normal"/>
    </style:style>
    <style:style style:name="P74" style:family="paragraph" style:parent-style-name="Standard">
      <style:text-properties officeooo:paragraph-rsid="004d4b3a" fo:background-color="#ffff00"/>
    </style:style>
    <style:style style:name="P75" style:family="paragraph" style:parent-style-name="Standard">
      <style:text-properties style:font-name="Arial" fo:font-weight="normal" officeooo:rsid="001a8741" officeooo:paragraph-rsid="004d4b3a" fo:background-color="#afd095" style:font-weight-asian="normal" style:font-weight-complex="normal"/>
    </style:style>
    <style:style style:name="P76" style:family="paragraph" style:parent-style-name="Standard">
      <style:text-properties style:font-name="Arial" fo:font-weight="normal" officeooo:rsid="00474d9b" officeooo:paragraph-rsid="004d4b3a" fo:background-color="#ffff00" style:font-weight-asian="normal" style:font-weight-complex="normal"/>
    </style:style>
    <style:style style:name="P77" style:family="paragraph" style:parent-style-name="Standard">
      <style:text-properties style:font-name="Arial" fo:font-weight="normal" officeooo:rsid="00590281" officeooo:paragraph-rsid="00590281" fo:background-color="#ffff00" style:font-weight-asian="normal" style:font-weight-complex="normal"/>
    </style:style>
    <style:style style:name="P78" style:family="paragraph" style:parent-style-name="Standard">
      <style:text-properties style:font-name="Arial" fo:font-weight="normal" officeooo:rsid="001c577c" officeooo:paragraph-rsid="004d4b3a" fo:background-color="#ffd7d7" style:font-weight-asian="normal" style:font-weight-complex="normal"/>
    </style:style>
    <style:style style:name="P79" style:family="paragraph" style:parent-style-name="Standard">
      <style:text-properties style:font-name="Arial" fo:font-weight="bold" officeooo:rsid="00416cea" officeooo:paragraph-rsid="00416cea" style:font-weight-asian="bold" style:font-weight-complex="bold"/>
    </style:style>
    <style:style style:name="P80" style:family="paragraph" style:parent-style-name="Standard">
      <style:text-properties style:font-name="Arial" fo:font-weight="normal" officeooo:rsid="00416cea" officeooo:paragraph-rsid="00416cea" fo:background-color="#ffffff" style:font-weight-asian="normal" style:font-weight-complex="normal"/>
    </style:style>
    <style:style style:name="P81" style:family="paragraph" style:parent-style-name="Standard">
      <style:text-properties style:font-name="Arial" fo:font-weight="normal" officeooo:rsid="005aff2b" officeooo:paragraph-rsid="005aff2b" fo:background-color="#ffffff" style:font-weight-asian="normal" style:font-weight-complex="normal"/>
    </style:style>
    <style:style style:name="P82" style:family="paragraph" style:parent-style-name="Standard">
      <style:paragraph-properties fo:break-before="page"/>
      <style:text-properties style:font-name="Arial" fo:language="en" fo:country="US" fo:font-weight="bold" officeooo:rsid="001d3f5a" officeooo:paragraph-rsid="0012da99" style:font-weight-asian="bold" style:font-weight-complex="bold"/>
    </style:style>
    <style:style style:name="P83" style:family="paragraph" style:parent-style-name="Standard">
      <style:text-properties style:font-name="Arial" fo:language="en" fo:country="US" officeooo:rsid="002cb8a5" officeooo:paragraph-rsid="0012da99"/>
    </style:style>
    <style:style style:name="P84" style:family="paragraph" style:parent-style-name="Standard">
      <style:text-properties style:font-name="Arial" fo:language="en" fo:country="US" officeooo:rsid="002cb8a5" officeooo:paragraph-rsid="002cb8a5"/>
    </style:style>
    <style:style style:name="P85" style:family="paragraph" style:parent-style-name="Standard">
      <style:text-properties style:font-name="Arial" fo:language="en" fo:country="US" officeooo:rsid="003a11a6" officeooo:paragraph-rsid="003a11a6"/>
    </style:style>
    <style:style style:name="P86" style:family="paragraph" style:parent-style-name="Standard">
      <style:text-properties style:font-name="Arial" fo:language="en" fo:country="US" officeooo:rsid="0019dfae" officeooo:paragraph-rsid="0012da99"/>
    </style:style>
    <style:style style:name="P87" style:family="paragraph" style:parent-style-name="Standard">
      <style:text-properties style:font-name="Arial" fo:language="en" fo:country="US" officeooo:rsid="00572ee4" officeooo:paragraph-rsid="00572ee4"/>
    </style:style>
    <style:style style:name="P88" style:family="paragraph" style:parent-style-name="Standard">
      <style:text-properties style:font-name="Arial" fo:language="en" fo:country="US" officeooo:rsid="00590281" officeooo:paragraph-rsid="00590281"/>
    </style:style>
    <style:style style:name="P89" style:family="paragraph" style:parent-style-name="Standard">
      <style:text-properties style:font-name="Arial" fo:language="en" fo:country="US" officeooo:rsid="001d3f5a" officeooo:paragraph-rsid="0012da99"/>
    </style:style>
    <style:style style:name="P90" style:family="paragraph" style:parent-style-name="Standard">
      <style:text-properties style:font-name="Arial" fo:language="en" fo:country="US" officeooo:rsid="001ef995" officeooo:paragraph-rsid="0012da99"/>
    </style:style>
    <style:style style:name="P91" style:family="paragraph" style:parent-style-name="Standard">
      <style:text-properties style:font-name="Arial" fo:language="en" fo:country="US" officeooo:rsid="003b8896" officeooo:paragraph-rsid="003b8896"/>
    </style:style>
    <style:style style:name="P92" style:family="paragraph" style:parent-style-name="Standard">
      <style:text-properties style:font-name="Arial" fo:language="en" fo:country="US" fo:font-weight="normal" officeooo:rsid="00566f59" officeooo:paragraph-rsid="00566f59" style:font-weight-asian="normal" style:font-weight-complex="normal"/>
    </style:style>
    <style:style style:name="P93" style:family="paragraph" style:parent-style-name="Standard">
      <style:text-properties style:font-name="Arial" fo:font-size="10.5pt" fo:language="en" fo:country="US" fo:font-weight="normal" officeooo:rsid="005b7fd0" officeooo:paragraph-rsid="005b7fd0" style:font-size-asian="10.5pt" style:font-weight-asian="normal" style:font-size-complex="10.5pt" style:font-weight-complex="normal"/>
    </style:style>
    <style:style style:name="T1" style:family="text">
      <style:text-properties officeooo:rsid="00163bad"/>
    </style:style>
    <style:style style:name="T2" style:family="text">
      <style:text-properties officeooo:rsid="00554de2"/>
    </style:style>
    <style:style style:name="T3" style:family="text">
      <style:text-properties officeooo:rsid="0034a180"/>
    </style:style>
    <style:style style:name="T4" style:family="text">
      <style:text-properties officeooo:rsid="002e6bf8"/>
    </style:style>
    <style:style style:name="T5" style:family="text">
      <style:text-properties officeooo:rsid="003b8896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2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officeooo:rsid="002728f4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1pt" fo:font-weight="bold" style:font-size-asian="11pt" style:font-weight-asian="bold" style:font-size-complex="11pt" style:font-weight-complex="bold"/>
    </style:style>
    <style:style style:name="T14" style:family="text">
      <style:text-properties officeooo:rsid="0028ef25"/>
    </style:style>
    <style:style style:name="T15" style:family="text">
      <style:text-properties officeooo:rsid="003e12e9"/>
    </style:style>
    <style:style style:name="T16" style:family="text">
      <style:text-properties officeooo:rsid="001a8741"/>
    </style:style>
    <style:style style:name="T17" style:family="text">
      <style:text-properties officeooo:rsid="001a0b59"/>
    </style:style>
    <style:style style:name="T18" style:family="text">
      <style:text-properties officeooo:rsid="004585c5"/>
    </style:style>
    <style:style style:name="T19" style:family="text">
      <style:text-properties officeooo:rsid="0036c4fd"/>
    </style:style>
    <style:style style:name="T20" style:family="text">
      <style:text-properties officeooo:rsid="002a401f"/>
    </style:style>
    <style:style style:name="T21" style:family="text">
      <style:text-properties officeooo:rsid="002441e9"/>
    </style:style>
    <style:style style:name="T22" style:family="text">
      <style:text-properties officeooo:rsid="0049caab"/>
    </style:style>
    <style:style style:name="T23" style:family="text">
      <style:text-properties officeooo:rsid="0046aca0"/>
    </style:style>
    <style:style style:name="T24" style:family="text">
      <style:text-properties officeooo:rsid="00474d9b"/>
    </style:style>
    <style:style style:name="T25" style:family="text">
      <style:text-properties officeooo:rsid="004a6fe9"/>
    </style:style>
    <style:style style:name="T26" style:family="text">
      <style:text-properties officeooo:rsid="0028b81d"/>
    </style:style>
    <style:style style:name="T27" style:family="text">
      <style:text-properties officeooo:rsid="0036dff2"/>
    </style:style>
    <style:style style:name="T28" style:family="text">
      <style:text-properties officeooo:rsid="004b5078"/>
    </style:style>
    <style:style style:name="T29" style:family="text">
      <style:text-properties officeooo:rsid="00374a93"/>
    </style:style>
    <style:style style:name="T30" style:family="text">
      <style:text-properties officeooo:rsid="004d4b3a"/>
    </style:style>
    <style:style style:name="T31" style:family="text">
      <style:text-properties fo:background-color="#ffffff" loext:char-shading-value="0"/>
    </style:style>
    <style:style style:name="T32" style:family="text">
      <style:text-properties officeooo:rsid="005b7fd0"/>
    </style:style>
    <style:style style:name="T33" style:family="text">
      <style:text-properties officeooo:rsid="003a11a6"/>
    </style:style>
    <style:style style:name="T34" style:family="text">
      <style:text-properties officeooo:rsid="00422929"/>
    </style:style>
    <style:style style:name="T35" style:family="text">
      <style:text-properties officeooo:rsid="00590281"/>
    </style:style>
    <style:style style:name="T36" style:family="text">
      <style:text-properties officeooo:rsid="0019dfae"/>
    </style:style>
    <style:style style:name="T37" style:family="text">
      <style:text-properties officeooo:rsid="005d6190"/>
    </style:style>
    <style:style style:name="T38" style:family="text">
      <style:text-properties officeooo:rsid="00572ee4"/>
    </style:style>
    <style:style style:name="T39" style:family="text">
      <style:text-properties officeooo:rsid="00572ee4" fo:background-color="#ffffff" loext:char-shading-value="0"/>
    </style:style>
    <style:style style:name="T40" style:family="text">
      <style:text-properties officeooo:rsid="00566f59" fo:background-color="#ffffff" loext:char-shading-value="0"/>
    </style:style>
    <style:style style:name="gr1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8339in" fo:min-width="1.9398in" style:writing-mode="lr-tb" loext:decorative="false" style:run-through="foreground"/>
      <style:paragraph-properties style:writing-mode="lr-tb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0.8335in" fo:min-width="1.9398in" style:writing-mode="lr-tb" loext:decorative="false" style:run-through="foreground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0.8335in" fo:min-width="1.3783in" style:writing-mode="lr-tb" loext:decorative="false" style:run-through="foreground"/>
      <style:paragraph-properties style:writing-mode="lr-tb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8339in" fo:min-width="1.4181in" style:writing-mode="lr-tb" loext:decorative="false" style:run-through="foreground"/>
      <style:paragraph-properties style:writing-mode="lr-tb"/>
    </style:style>
    <style:style style:name="gr6" style:family="graphic">
      <style:graphic-properties svg:stroke-color="#000000" draw:textarea-horizontal-align="center" draw:textarea-vertical-align="middle" loext:decorative="false" style:run-through="foreground"/>
    </style:style>
    <style:style style:name="gr7" style:family="graphic">
      <style:graphic-properties svg:stroke-width="0.0098in" svg:stroke-color="#000000" draw:marker-start-width="0.15in" draw:marker-end-width="0.15in" draw:textarea-horizontal-align="center" draw:textarea-vertical-align="middle" fo:padding-top="0.0047in" fo:padding-bottom="0.0047in" fo:padding-left="0.0047in" fo:padding-right="0.0047in" loext:decorative="false" style:run-through="foreground"/>
    </style:style>
    <style:style style:name="gr8" style:family="graphic">
      <style:graphic-properties svg:stroke-color="#000000" draw:fill="solid" draw:fill-color="#ffffff" draw:textarea-horizontal-align="justify" draw:textarea-vertical-align="middle" draw:auto-grow-height="false" fo:min-height="0.8339in" fo:min-width="1.1618in" style:writing-mode="lr-tb" loext:decorative="false" style:run-through="foreground"/>
      <style:paragraph-properties style:writing-mode="lr-tb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0.8346in" fo:min-width="1.4165in" style:writing-mode="lr-tb" loext:decorative="false" style:run-through="foreground"/>
      <style:paragraph-properties style:writing-mode="lr-tb"/>
    </style:style>
    <style:style style:name="gr10" style:family="graphic">
      <style:graphic-properties svg:stroke-color="#000000" draw:fill="solid" draw:fill-color="#ffffff" draw:textarea-horizontal-align="justify" draw:textarea-vertical-align="middle" draw:auto-grow-height="false" fo:min-height="0.8335in" fo:min-width="1.4181in" style:writing-mode="lr-tb" loext:decorative="false" style:run-through="foreground"/>
      <style:paragraph-properties style:writing-mode="lr-tb"/>
    </style:style>
    <style:style style:name="gr11" style:family="graphic">
      <style:graphic-properties svg:stroke-color="#000000" draw:fill="solid" draw:fill-color="#ffffff" draw:textarea-horizontal-align="justify" draw:textarea-vertical-align="middle" draw:auto-grow-height="false" fo:min-height="0.8339in" fo:min-width="1.1626in" style:writing-mode="lr-tb" loext:decorative="false" style:run-through="foreground"/>
      <style:paragraph-properties style:writing-mode="lr-tb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0.7917in" fo:min-width="1.347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202</text:span><text:span text:style-name="T2">5</text:span><text:span text:style-name="T1"> </text:span><text:span text:style-name="T2">Fall</text:span><text:span text:style-name="T1"> <text:s/></text:span>CPSC 240 <text:s/><text:span text:style-name="T3">Assignment 2</text:span></text:p>
      <text:p text:style-name="P2">Arrays</text:p>
      <text:p text:style-name="P3"/>
      <text:p text:style-name="P3"/>
      <text:p text:style-name="P4">Goal<text:span text:style-name="T4">s</text:span></text:p>
      <text:p text:style-name="P3"/>
      <text:p text:style-name="P5">Make an assembly program that teaches all of the following:</text:p>
      <text:p text:style-name="P6"><text:span text:style-name="T4"><text:s text:c="4"/>=how</text:span> to <text:span text:style-name="T4">make an array</text:span></text:p>
      <text:p text:style-name="P5"><text:s text:c="4"/>=how to implement iteration</text:p>
      <text:p text:style-name="P5"><text:s text:c="4"/>=how to make professional looking programs</text:p>
      <text:p text:style-name="P6"><text:s text:c="4"/><text:span text:style-name="T4">=how to reject invalid inputs</text:span></text:p>
      <text:p text:style-name="P6"><text:s text:c="4"/><text:span text:style-name="T4">=</text:span><text:span text:style-name="T5">add assembly programmer to your list of qualifications in your resume.</text:span></text:p>
      <text:p text:style-name="P7"/>
      <text:p text:style-name="P7"/>
      <text:p text:style-name="P4">Programming requirements</text:p>
      <text:p text:style-name="P3"/>
      <text:p text:style-name="P3">Make a hybrid program that produces the following output. <text:s/>Additional details will be given later.</text:p>
      <text:p text:style-name="P3"/>
      <text:p text:style-name="P8"><draw:g text:anchor-type="paragraph" draw:z-index="0" draw:name="DrawObject1" draw:style-name="gr1"><draw:custom-shape draw:name="Shape 1" draw:style-name="gr2" draw:text-style-name="P11" svg:width="1.9398in" svg:height="0.8343in" svg:x="2.4807in" svg:y="0.9535in"><text:p text:style-name="P9"><text:span text:style-name="T6">main</text:span></text:p><text:p text:style-name="P9"><text:span text:style-name="T7"/></text:p><text:p text:style-name="P10"><text:span text:style-name="T7">C <text:s text:c="3"/></text:span></text:p><draw:enhanced-geometry svg:viewBox="0 0 21600 21600" draw:type="rectangle" draw:enhanced-path="M 0 0 L 21600 0 21600 21600 0 21600 0 0 Z N"/></draw:custom-shape><draw:custom-shape draw:name="Shape 2" draw:style-name="gr3" draw:text-style-name="P11" svg:width="1.9398in" svg:height="0.8335in" svg:x="2.4807in" svg:y="2.1425in"><text:p text:style-name="P9"><text:span text:style-name="T6">manager</text:span></text:p><text:p text:style-name="P9"><text:span text:style-name="T7"/></text:p><text:p text:style-name="P10"><text:span text:style-name="T7">X86 <text:s text:c="3"/></text:span></text:p><draw:enhanced-geometry svg:viewBox="0 0 21600 21600" draw:type="rectangle" draw:enhanced-path="M 0 0 L 21600 0 21600 21600 0 21600 0 0 Z N"/></draw:custom-shape><draw:custom-shape draw:name="Shape 3" draw:style-name="gr4" draw:text-style-name="P11" svg:width="1.3787in" svg:height="0.8335in" svg:x="0.1173in" svg:y="3.648in"><text:p text:style-name="P9"><text:span text:style-name="T6">display_array</text:span></text:p><text:p text:style-name="P9"><text:span text:style-name="T7"/></text:p><text:p text:style-name="P10"><text:span text:style-name="T7">C <text:s text:c="3"/></text:span></text:p><draw:enhanced-geometry svg:viewBox="0 0 21600 21600" draw:type="rectangle" draw:enhanced-path="M 0 0 L 21600 0 21600 21600 0 21600 0 0 Z N"/></draw:custom-shape><draw:custom-shape draw:name="Shape 4" draw:style-name="gr5" draw:text-style-name="P11" svg:width="1.4185in" svg:height="0.8343in" svg:x="4.9437in" svg:y="3.6642in"><text:p text:style-name="P9"><text:span text:style-name="T6">input_array</text:span></text:p><text:p text:style-name="P9"><text:span text:style-name="T7"/></text:p><text:p text:style-name="P10"><text:span text:style-name="T7">X86 <text:s text:c="3"/></text:span></text:p><draw:enhanced-geometry svg:viewBox="0 0 21600 21600" draw:type="rectangle" draw:enhanced-path="M 0 0 L 21600 0 21600 21600 0 21600 0 0 Z N"/></draw:custom-shape><draw:line draw:name="Shape 20" draw:style-name="gr6" draw:text-style-name="P12" svg:x1="3.4402in" svg:y1="1.7882in" svg:x2="3.4504in" svg:y2="2.1425in"><text:p/></draw:line><draw:line draw:name="Shape 21" draw:style-name="gr6" draw:text-style-name="P12" svg:x1="2.1228in" svg:y1="3.3264in" svg:x2="2.1331in" svg:y2="3.6807in"><text:p/></draw:line><draw:line draw:name="Shape 22" draw:style-name="gr7" draw:text-style-name="P12" svg:x1="5.5272in" svg:y1="3.3091in" svg:x2="5.5374in" svg:y2="3.6634in"><text:p/></draw:line><draw:line draw:name="Shape 23" draw:style-name="gr7" draw:text-style-name="P12" svg:x1="3.4846in" svg:y1="2.9764in" svg:x2="3.4846in" svg:y2="3.3in"><text:p/></draw:line><draw:line draw:name="Shape 24" draw:style-name="gr7" draw:text-style-name="P12" svg:x1="0.8071in" svg:y1="3.3in" svg:x2="5.5276in" svg:y2="3.3098in"><text:p/></draw:line><draw:custom-shape draw:name="Shape 25" draw:style-name="gr8" draw:text-style-name="P11" svg:width="1.1622in" svg:height="0.8343in" svg:x="3.4862in" svg:y="3.6642in"><text:p text:style-name="P9"><text:span text:style-name="T6">append</text:span></text:p><text:p text:style-name="P9"><text:span text:style-name="T7"/></text:p><text:p text:style-name="P10"><text:span text:style-name="T7">X86 <text:s text:c="3"/></text:span></text:p><draw:enhanced-geometry svg:viewBox="0 0 21600 21600" draw:type="rectangle" draw:enhanced-path="M 0 0 L 21600 0 21600 21600 0 21600 0 0 Z N"/></draw:custom-shape><draw:custom-shape draw:name="Shape 26" draw:style-name="gr9" draw:text-style-name="P11" svg:width="1.4169in" svg:height="0.835in" svg:x="5.3539in" svg:y="0.8898in"><text:p text:style-name="P9"><text:span text:style-name="T6">r.sh</text:span></text:p><text:p text:style-name="P9"><text:span text:style-name="T7"/></text:p><text:p text:style-name="P10"><text:span text:style-name="T7">Bash <text:s text:c="3"/></text:span></text:p><draw:enhanced-geometry svg:viewBox="0 0 21600 21600" draw:type="rectangle" draw:enhanced-path="M 0 0 L 21600 0 21600 21600 0 21600 0 0 Z N"/></draw:custom-shape><draw:custom-shape draw:name="Shape 27" draw:style-name="gr10" draw:text-style-name="P11" svg:width="1.4185in" svg:height="0.8335in" svg:x="4.9437in" svg:y="4.8154in"><text:p text:style-name="P9"><text:span text:style-name="T8"/></text:p><text:p text:style-name="P9"><text:span text:style-name="T6">isfloat</text:span></text:p><text:p text:style-name="P10"><text:span text:style-name="T9"/></text:p><text:p text:style-name="P10"><text:span text:style-name="T10">X86</text:span><text:span text:style-name="T7"> <text:s/></text:span></text:p><draw:enhanced-geometry svg:viewBox="0 0 21600 21600" draw:type="rectangle" draw:enhanced-path="M 0 0 L 21600 0 21600 21600 0 21600 0 0 Z N"/></draw:custom-shape><draw:line draw:name="Vertical line 1" draw:style-name="gr6" draw:text-style-name="P12" svg:x1="5.6488in" svg:y1="4.498in" svg:x2="5.6488in" svg:y2="4.8146in"><text:p/></draw:line><draw:custom-shape draw:name="Shape 28" draw:style-name="gr11" draw:text-style-name="P11" svg:width="1.163in" svg:height="0.8343in" svg:x="1.8902in" svg:y="3.6933in"><text:p text:style-name="P9"><text:span text:style-name="T6">magnitude</text:span></text:p><text:p text:style-name="P9"><text:span text:style-name="T7"/></text:p><text:p text:style-name="P10"><text:span text:style-name="T7">X86 <text:s text:c="3"/></text:span></text:p><draw:enhanced-geometry svg:viewBox="0 0 21600 21600" draw:type="rectangle" draw:enhanced-path="M 0 0 L 21600 0 21600 21600 0 21600 0 0 Z N"/></draw:custom-shape><draw:line draw:name="Shape 29" draw:style-name="gr6" draw:text-style-name="P12" svg:x1="0.8071in" svg:y1="3.2945in" svg:x2="0.8173in" svg:y2="3.6488in"><text:p/></draw:line><draw:line draw:name="Shape 30" draw:style-name="gr6" draw:text-style-name="P12" svg:x1="4.0461in" svg:y1="3.3094in" svg:x2="4.0563in" svg:y2="3.6638in"><text:p/></draw:line></draw:g>This style of programming is sometimes called hybrid programming because it uses functions taken directly from the libraries of C and C++. <text:s/>Sometime there is no known function in the C++ library of functions <text:span text:style-name="T11">that meets our needs then</text:span> we create a brand new C++ function <text:span text:style-name="T11">and</text:span> use it when needed.</text:p>
      <text:p text:style-name="P3"/>
      <text:p text:style-name="P3"/>
      <text:p text:style-name="P13"/>
      <text:p text:style-name="P13"/>
      <text:p text:style-name="P13"/>
      <text:p text:style-name="P3"/>
      <text:p text:style-name="P14"><draw:custom-shape text:anchor-type="paragraph" draw:z-index="1" draw:name="Shape 5" draw:style-name="gr12" draw:text-style-name="P16" svg:width="1.3476in" svg:height="0.7921in" svg:x="2.7193in" svg:y="2.922in"><text:p text:style-name="P15"><text:span text:style-name="T8"/></text:p><text:p text:style-name="P15"><text:span text:style-name="T12">mean</text:span></text:p><text:p text:style-name="P15"><text:span text:style-name="T8"/></text:p><text:p text:style-name="P15"><text:span text:style-name="T13"><text:s text:c="19"/>X86</text:span></text:p><draw:enhanced-geometry svg:viewBox="0 0 21600 21600" draw:type="rectangle" draw:enhanced-path="M 0 0 L 21600 0 21600 21600 0 21600 0 0 Z N"/></draw:custom-shape><draw:line text:anchor-type="paragraph" draw:z-index="2" draw:name="Line 1" draw:style-name="gr13" draw:text-style-name="P17" svg:x1="3.3165in" svg:y1="1.3929in" svg:x2="3.3445in" svg:y2="2.922in"><text:p/></draw:line></text:p>
      <text:p text:style-name="P18">Sample run <text:span text:style-name="T14">#1 </text:span><text:span text:style-name="T15">for the baseline version</text:span></text:p>
      <text:p text:style-name="P3"/>
      <text:p text:style-name="P19">Welcome to<text:span text:style-name="T16"> Arrays of Integers</text:span></text:p>
      <text:p text:style-name="P19">Bought to you by <text:span text:style-name="T17">Jaime Ward</text:span></text:p>
      <text:p text:style-name="P4"/>
      <text:p text:style-name="P20">This program will <text:span text:style-name="T18">manage your arrays of 64-bit floats</text:span></text:p>
      <text:p text:style-name="P21"><text:span text:style-name="T18">For array A e</text:span>nter a sequence of <text:span text:style-name="T19">64-bit floats</text:span> separated by white space. <text:s/></text:p>
      <text:p text:style-name="P21">After the last input press <text:span text:style-name="T16">enter followed by </text:span>Control+D: </text:p>
      <text:p text:style-name="P22"><text:s text:c="3"/>3.<text:span text:style-name="T19">2</text:span></text:p>
      <text:p text:style-name="P22"><text:s text:c="2"/>-12.<text:span text:style-name="T19">25</text:span></text:p>
      <text:p text:style-name="P22"><text:s text:c="3"/>9.<text:span text:style-name="T19">7745</text:span></text:p>
      <text:p text:style-name="P22"><text:s text:c="3"/>21.<text:span text:style-name="T19">6</text:span></text:p>
      <text:p text:style-name="P22"><text:s text:c="3"/>-4.<text:span text:style-name="T19">0003</text:span></text:p>
      <text:p text:style-name="P22"><text:s text:c="3"/>13.<text:span text:style-name="T19">1</text:span> <text:s/><text:span text:style-name="T20">&lt;enter&gt;</text:span> <text:s/>&lt;cntl+D&gt;</text:p>
      <text:p text:style-name="P23"/>
      <text:p text:style-name="P20">These number were received and placed into array <text:span text:style-name="T18">A</text:span>:</text:p>
      <text:p text:style-name="P24">3.<text:span text:style-name="T19">19999</text:span> <text:s text:c="2"/>-12.<text:span text:style-name="T19">25000</text:span> <text:s text:c="3"/>9.<text:span text:style-name="T19">77450</text:span> <text:s text:c="4"/><text:span text:style-name="T21">21.</text:span><text:span text:style-name="T19">60000</text:span> <text:s text:c="3"/>-4 .<text:span text:style-name="T19">00029</text:span> <text:s/>13.<text:span text:style-name="T19">099</text:span><text:span text:style-name="T22">9</text:span><text:span text:style-name="T19">2</text:span></text:p>
      <text:p text:style-name="P25">The magnitude of array A is 16.666666</text:p>
      <text:p text:style-name="P26"/>
      <text:p text:style-name="P27"><text:span text:style-name="T18">For array B e</text:span>nter a sequence of <text:span text:style-name="T19">64-bit floats</text:span> separated by white space. <text:s/></text:p>
      <text:p text:style-name="P27">After the last input press <text:span text:style-name="T16">enter followed by </text:span>Control+D: </text:p>
      <text:p text:style-name="P28">16.9</text:p>
      <text:p text:style-name="P29">7.0</text:p>
      <text:p text:style-name="P28">2.77 <text:s/>&lt;enter&gt; <text:s/>&lt;cntl+D&gt;</text:p>
      <text:p text:style-name="P26"/>
      <text:p text:style-name="P30">These number were received and placed into array <text:span text:style-name="T18">B</text:span>:</text:p>
      <text:p text:style-name="P31"><text:span text:style-name="T18">16.89999</text:span> <text:s/><text:span text:style-name="T18">2.77003</text:span></text:p>
      <text:p text:style-name="P25">The magnitude of this array B is 8.44444445</text:p>
      <text:p text:style-name="P26"/>
      <text:p text:style-name="P32">Arrays A and B have been appended and given the name <text:span text:style-name="T23">A</text:span>⊕<text:span text:style-name="T24">B.</text:span></text:p>
      <text:p text:style-name="P33"><text:span text:style-name="T23">A</text:span>⊕<text:span text:style-name="T24">B contains </text:span></text:p>
      <text:p text:style-name="P34">3.<text:span text:style-name="T19">19999</text:span> <text:s text:c="2"/>-12.<text:span text:style-name="T19">25000</text:span> <text:s text:c="3"/>9.<text:span text:style-name="T19">77450</text:span> <text:s text:c="4"/><text:span text:style-name="T21">21.</text:span><text:span text:style-name="T19">60000</text:span> <text:s text:c="3"/>-4 .<text:span text:style-name="T19">00029</text:span> <text:s/>13.<text:span text:style-name="T19">099</text:span><text:span text:style-name="T22">9</text:span><text:span text:style-name="T19">2</text:span> <text:s/><text:span text:style-name="T19"><text:s/></text:span><text:span text:style-name="T18">16.89999 <text:s/></text:span><text:s/><text:span text:style-name="T25">7.00000 <text:s text:c="2"/></text:span></text:p>
      <text:p text:style-name="P35">2.77003</text:p>
      <text:p text:style-name="P20"/>
      <text:p text:style-name="P36">The magnitude of <text:s/><text:span text:style-name="T23">A</text:span>⊕B is <text:s/>19.74550</text:p>
      <text:p text:style-name="P37"/>
      <text:p text:style-name="P38">The mean of <text:s text:c="2"/><text:span text:style-name="T23">A</text:span><text:span text:style-name="T24">⊕B <text:s/></text:span>is 11.67684</text:p>
      <text:p text:style-name="P37"/>
      <text:p text:style-name="P39">Main received <text:span text:style-name="T24">19.74550000</text:span><text:span text:style-name="T25">00</text:span><text:span text:style-name="T26">.</text:span><text:span text:style-name="T21">, and </text:span><text:span text:style-name="T27">will keep it for future use.</text:span></text:p>
      <text:p text:style-name="P40">Main will return 0 to the operating system. <text:s text:c="2"/>Bye.</text:p>
      <text:p text:style-name="P41">============================================================</text:p>
      <text:p text:style-name="P42"/>
      <text:p text:style-name="P43">Color codes:</text:p>
      <text:p text:style-name="P44">Blue background is produced by module Input_Array</text:p>
      <text:p text:style-name="P43"/>
      <text:p text:style-name="P45">Yellow background is produced by module Manager</text:p>
      <text:p text:style-name="P43"/>
      <text:p text:style-name="P46">Green background is produced by module Display_Array</text:p>
      <text:p text:style-name="P43"/>
      <text:p text:style-name="P47"><text:soft-page-break/><text:span text:style-name="T27">Pink</text:span> background is produced by module Main</text:p>
      <text:p text:style-name="P43"/>
      <text:p text:style-name="P48">Module <text:span text:style-name="T28">append</text:span> does not produce any <text:span text:style-name="T28">visible </text:span>output.</text:p>
      <text:p text:style-name="P48"/>
      <text:p text:style-name="P49">The value for mean in the sample dialog of the previous page is mathematically wrong.</text:p>
      <text:p text:style-name="P49"/>
      <text:p text:style-name="P50">Module magnitude does not produce any visible output.</text:p>
      <text:p text:style-name="P48"/>
      <text:p text:style-name="P51">The assembly code output floats with 5 places on the right of the decimal point.</text:p>
      <text:p text:style-name="P51"/>
      <text:p text:style-name="P51">The driver outputs floats with 10 decimal places on the right of the decimal point. <text:span text:style-name="T28">Including trailing zeros.</text:span></text:p>
      <text:p text:style-name="P51"/>
      <text:p text:style-name="P51">The numbers for magnitude are not mathematically. <text:s/>They serve to show the relative position of the digits.</text:p>
      <text:p text:style-name="P51"/>
      <text:p text:style-name="P51">The unicode for circle plus is 0x2295.</text:p>
      <text:p text:style-name="P52"/>
      <text:p text:style-name="P41">Change Jaime’s name to be your own name.</text:p>
      <text:p text:style-name="P41"/>
      <text:p text:style-name="P41">The main driver must be compiled by the C language compiler. <text:s/>If the C compiler is not used then the entire program is rejected.</text:p>
      <text:p text:style-name="P41"/>
      <text:p text:style-name="P53">Main is not part of the solution. <text:s/>Do not put any code in Main except advertising. <text:s/>[Download an updated copy of Assignment 1 and see the inserted text about restrictions on Main.]</text:p>
      <text:p text:style-name="P53"/>
      <text:p text:style-name="P53">The source code of each module must be in the language indicated in the calling diagram. <text:s/><text:span text:style-name="T28">The professor truly likes the fact that you are creating lots of assembly code. <text:s/>Your C and C++ modules are assumed to be perfect because everyone enrolled in this class is a known expert in those C languages.</text:span></text:p>
      <text:p text:style-name="P53"/>
      <text:p text:style-name="P54">The isfloat function is invalid if written in C or C++. <text:s text:c="2"/>If isfloat is available in a public library of C or C++ then that public function may be used. <text:s/><text:span text:style-name="T28">You must document where you obtained public function, and then the usage will be accepted.</text:span></text:p>
      <text:p text:style-name="P54"/>
      <text:p text:style-name="P54"/>
      <text:p text:style-name="P54"/>
      <text:p text:style-name="P55"/>
      <text:p text:style-name="P56">.Sample run <text:span text:style-name="T14">#2 </text:span><text:span text:style-name="T15">for the challenge version</text:span></text:p>
      <text:p text:style-name="P57"/>
      <text:p text:style-name="P58">Welcome to<text:span text:style-name="T16"> Arrays of Integers</text:span></text:p>
      <text:p text:style-name="P58">Bought to you by <text:span text:style-name="T17">Jaime Ward</text:span></text:p>
      <text:p text:style-name="P59"/>
      <text:p text:style-name="P60">This program will <text:span text:style-name="T18">manage your arrays of 64-bit floats</text:span></text:p>
      <text:p text:style-name="P61"><text:span text:style-name="T18">For array A e</text:span>nter a sequence of <text:span text:style-name="T19">64-bit floats</text:span> separated by white space. <text:s/></text:p>
      <text:p text:style-name="P61">After the last input press <text:span text:style-name="T16">enter followed by </text:span>Control+D: </text:p>
      <text:p text:style-name="P22">3.<text:span text:style-name="T29">5</text:span> <text:s text:c="3"/></text:p>
      <text:p text:style-name="P22">-12.<text:span text:style-name="T29">7</text:span> <text:s text:c="2"/></text:p>
      <text:p text:style-name="P22">9.<text:span text:style-name="T29">2</text:span> <text:s text:c="2"/></text:p>
      <text:p text:style-name="P22">2<text:span text:style-name="T20">R7</text:span></text:p>
      <text:p text:style-name="P21"><text:span text:style-name="T20">The last input was invalid and not entered into the array.</text:span> <text:s text:c="2"/></text:p>
      <text:p text:style-name="P22">-4.<text:span text:style-name="T29">0</text:span> <text:s text:c="4"/></text:p>
      <text:p text:style-name="P22"><text:span text:style-name="T20">5.</text:span><text:span text:style-name="T29">6</text:span> <text:s text:c="2"/><text:span text:style-name="T20">&lt;enter&gt;</text:span>&lt;cntl+D&gt;</text:p>
      <text:p text:style-name="P62"/>
      <text:p text:style-name="P60">These number were received and placed into array <text:span text:style-name="T18">A</text:span>:</text:p>
      <text:p text:style-name="P63">3..<text:span text:style-name="T28">50000</text:span> <text:s text:c="2"/>-12.<text:span text:style-name="T28">70009</text:span> <text:s text:c="3"/>9.<text:span text:style-name="T28">19992</text:span> <text:s text:c="4"/>-<text:span text:style-name="T28">4.00000</text:span> <text:s text:c="3"/><text:span text:style-name="T28">5.60006</text:span></text:p>
      <text:p text:style-name="P64">The magnitude of array A is <text:span text:style-name="T28">18.55555</text:span></text:p>
      <text:p text:style-name="P62"/>
      <text:p text:style-name="P61"><text:span text:style-name="T18">For array B e</text:span>nter a sequence of <text:span text:style-name="T19">64-bit floats</text:span> separated by white space. <text:s/></text:p>
      <text:p text:style-name="P61">After the last input press <text:span text:style-name="T16">enter followed by </text:span>Control+D: </text:p>
      <text:p text:style-name="P65">5.5.5</text:p>
      <text:p text:style-name="P66">The last input was invalid and not entered into the array.</text:p>
      <text:p text:style-name="P65">5.5</text:p>
      <text:p text:style-name="P65">6.4-5</text:p>
      <text:p text:style-name="P67">The last input was invalid and not entered into the array.</text:p>
      <text:p text:style-name="P68">9..9</text:p>
      <text:p text:style-name="P69">The last input was invalid and not entered into the array.</text:p>
      <text:p text:style-name="P70">9.9 <text:s/>&lt;enter&gt; cntl+D</text:p>
      <text:p text:style-name="P71">These number were received and placed into array <text:span text:style-name="T30">B</text:span></text:p>
      <text:p text:style-name="P72">5.50000 <text:s text:c="2"/>9.89999</text:p>
      <text:p text:style-name="P73">The magnitude of array <text:span text:style-name="T30">B</text:span> is <text:span text:style-name="T28">18.55555</text:span></text:p>
      <text:p text:style-name="P73"/>
      <text:p text:style-name="P74">Arrays A and B have been appended and given the name <text:span text:style-name="T23">A</text:span>⊕<text:span text:style-name="T24">B.</text:span></text:p>
      <text:p text:style-name="P74"><text:span text:style-name="T23">A</text:span>⊕<text:span text:style-name="T24">B contains </text:span></text:p>
      <text:p text:style-name="P75">3..<text:span text:style-name="T28">50000</text:span> <text:s text:c="2"/>-12.<text:span text:style-name="T28">70009</text:span> <text:s text:c="3"/>9.<text:span text:style-name="T28">19992</text:span> <text:s text:c="4"/>-<text:span text:style-name="T28">4.00000</text:span> <text:s text:c="3"/><text:span text:style-name="T28">5.60006 <text:s text:c="2"/></text:span><text:span text:style-name="T30">5.50000 <text:s text:c="2"/>9.89999</text:span></text:p>
      <text:p text:style-name="P73"/>
      <text:p text:style-name="P76">The magnitude of <text:s/><text:span text:style-name="T23">A</text:span>⊕B is <text:s/><text:span text:style-name="T30">22.35612</text:span></text:p>
      <text:p text:style-name="P73"/>
      <text:p text:style-name="P77">The mean of <text:s/><text:span text:style-name="T23">A</text:span><text:span text:style-name="T24">⊕B is <text:s/></text:span>4.87003</text:p>
      <text:p text:style-name="P73"/>
      <text:p text:style-name="P78">Main received <text:span text:style-name="T30">22.3561287347</text:span><text:span text:style-name="T26">.</text:span><text:span text:style-name="T21">, and </text:span><text:span text:style-name="T27">will keep it for future use.</text:span></text:p>
      <text:p text:style-name="P78">Main will return 0 to the operating system. <text:s text:c="2"/>Bye.</text:p>
      <text:p text:style-name="P73"/>
      <text:p text:style-name="P73"/>
      <text:p text:style-name="P73"/>
      <text:p text:style-name="P73"/>
      <text:p text:style-name="P73"/>
      <text:p text:style-name="P79"><text:soft-page-break/><text:span text:style-name="T31">What to submit.</text:span></text:p>
      <text:p text:style-name="P80"/>
      <text:p text:style-name="P80"/>
      <text:p text:style-name="P81">These files. <text:s text:c="2"/>You may change the names to be more descriptive.</text:p>
      <text:p text:style-name="P81"/>
      <text:p text:style-name="P81"><text:tab/><text:span text:style-name="T32">d</text:span>river in cpp</text:p>
      <text:p text:style-name="P81"><text:tab/><text:span text:style-name="T32">manager in X86</text:span></text:p>
      <text:p text:style-name="P81"><text:tab/><text:span text:style-name="T32">input_array in X86</text:span></text:p>
      <text:p text:style-name="P81"><text:tab/><text:span text:style-name="T32">Append in X86</text:span></text:p>
      <text:p text:style-name="P80"><text:tab/><text:span text:style-name="T32">magnitude in X86</text:span></text:p>
      <text:p text:style-name="P80"><text:tab/><text:span text:style-name="T32">isfloat in X86</text:span></text:p>
      <text:p text:style-name="P80"><text:tab/><text:span text:style-name="T32">Output_array in C</text:span></text:p>
      <text:p text:style-name="P80"><text:tab/><text:span text:style-name="T32">mean in X86</text:span></text:p>
      <text:p text:style-name="P80"><text:tab/><text:span text:style-name="T32">append in X86</text:span></text:p>
      <text:p text:style-name="P80"><text:tab/><text:span text:style-name="T32">Include file in X86 <text:s text:c="2"/>(backup and restore)</text:span></text:p>
      <text:p text:style-name="P80"><text:tab/><text:span text:style-name="T32">bash file in bash language</text:span></text:p>
      <text:p text:style-name="P82">When you are done</text:p>
      <text:p text:style-name="P83"/>
      <text:p text:style-name="P84"/>
      <text:p text:style-name="P84">When your program works correctly. <text:s text:c="2"/>Then make it cosmetically correct. <text:s/>Use a <text:span text:style-name="T33">notice </text:span>software license. <text:s text:c="2"/>Remove any old comments remaining from the professor’s old program. <text:s/>Remove the professor’s name and put your own name in the proper places.</text:p>
      <text:p text:style-name="P84"/>
      <text:p text:style-name="P85">Place descriptive comments before each block of an asm module. <text:s/>The header comment cannot be so dumb as to repeat the code. <text:s/></text:p>
      <text:p text:style-name="P85"/>
      <text:p text:style-name="P85">This comment gains a zero: <text:s/>“Input next number with scanf”.</text:p>
      <text:p text:style-name="P85"/>
      <text:p text:style-name="P85">This comment wins: <text:s/>‘<text:span text:style-name="T34">Obtain from user </text:span>the maximum salary for given <text:span text:style-name="T5">pay grade”.</text:span></text:p>
      <text:p text:style-name="P86"/>
      <text:p text:style-name="P87">Submit the completed <text:span text:style-name="T35">executable</text:span> program to <text:span text:style-name="T35">the proper email address laisted at the class website. <text:s/>Do not send to the professor because that will earn you zero points.</text:span></text:p>
      <text:p text:style-name="P87"/>
      <text:p text:style-name="P87"><text:span text:style-name="T35">In the subject line place “CPSC240-x Assignment 2”.</text:span><text:tab/> <text:span text:style-name="T35">Replace X with your own section number.</text:span></text:p>
      <text:p text:style-name="P84"/>
      <text:p text:style-name="P88">Make sure you attach your files. <text:s/>Do not link your files.</text:p>
      <text:p text:style-name="P84"/>
      <text:p text:style-name="P84"><text:span text:style-name="T34">.</text:span><text:span text:style-name="T36">Don’t </text:span><text:span text:style-name="T35">send programs that are known to be non-executable. <text:s/>Such programs are still in development and cannot be graded. <text:s/>Simply don’t </text:span><text:span text:style-name="T37">send</text:span><text:span text:style-name="T35"> those alleged programs</text:span></text:p>
      <text:p text:style-name="P89"/>
      <text:p text:style-name="P89"/>
      <text:p text:style-name="P89"/>
      <text:p text:style-name="P90"/>
      <text:p text:style-name="P91">Due date and time: <text:span text:style-name="T38">September</text:span><text:span text:style-name="T31"> 2</text:span><text:span text:style-name="T39">1</text:span><text:span text:style-name="T31">, 202</text:span><text:span text:style-name="T40">5</text:span><text:span text:style-name="T31"> at </text:span><text:span text:style-name="T40">11:59p</text:span><text:span text:style-name="T31">m</text:span></text:p>
      <text:p text:style-name="P90"/>
      <text:p text:style-name="P92">A perfect implementation of this program is worth 25 points max.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3">This document was created and modified by Libre Office Writer available as an open source download at https://www.libreoffice.org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9-03T17:22:29.432433546</meta:creation-date>
    <dc:date>2025-09-14T12:43:18.112741329</dc:date>
    <meta:editing-duration>PT3H25M59S</meta:editing-duration>
    <meta:editing-cycles>49</meta:editing-cycles>
    <meta:generator>LibreOffice/25.8.1.1$MacOSX_AARCH64 LibreOffice_project/54047653041915e595ad4e45cccea684809c77b5</meta:generator>
    <meta:document-statistic meta:table-count="0" meta:image-count="0" meta:object-count="0" meta:page-count="6" meta:paragraph-count="122" meta:word-count="1057" meta:character-count="6336" meta:non-whitespace-character-count="5204"/>
  </office:meta>
</office:document-meta>
</file>